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  <style:style style:name="P46" style:parent-style-name="ListParagraph" style:family="paragraph"/>
    <style:style style:name="P47" style:parent-style-name="ListParagraph" style:family="paragraph"/>
    <style:style style:name="P48" style:parent-style-name="ListParagraph" style:family="paragraph"/>
  </office:automatic-styles>
  <office:body>
    <office:text text:use-soft-page-breaks="true">
      <text:h text:style-name="P1" text:outline-level="1">Sprint 1 – 3(4), opgave oversigt</text:h>
      <text:h text:style-name="Heading2" text:outline-level="2">Sprint 1</text:h>
      <text:list text:style-name="LFO1" text:continue-numbering="true">
        <text:list-item>
          <text:p text:style-name="P2">Opret bruger (ID: 1, vurdering: 3, prioritet: 2)</text:p>
          <text:list text:continue-numbering="true">
            <text:list-item>
              <text:p text:style-name="P3">”As a” bruger, ”i want to” oprette mig på hjemmesiden, ”so that” jeg kan bestille rejsekortet.</text:p>
              <text:list text:continue-numbering="true">
                <text:list-item>
                  <text:p text:style-name="P4">Oprettelse af bruger, repository, view, validation. Bestilling af rejsekort, repository, view.</text:p>
                </text:list-item>
              </text:list>
            </text:list-item>
          </text:list>
        </text:list-item>
        <text:list-item>
          <text:p text:style-name="P5">Kryptering af følsomme data (ID: 3, vurdering: 5, prioritet: 3)</text:p>
          <text:list text:continue-numbering="true">
            <text:list-item>
              <text:p text:style-name="P6">”As a” bruger, ”i want to” vide at mine oplysninger bliver beskyttet, ”so that” jeg føler mig tryg ved at bruge systemet.</text:p>
              <text:list text:continue-numbering="true">
                <text:list-item>
                  <text:p text:style-name="P7">Kryptering, AES-512 krypt. Af personnummer, ”salted hash” af password.</text:p>
                </text:list-item>
              </text:list>
            </text:list-item>
          </text:list>
        </text:list-item>
        <text:list-item>
          <text:p text:style-name="P8">Overføre penge til konto (ID: 6, vurdering: 2, prioritet: 5)</text:p>
          <text:list text:continue-numbering="true">
            <text:list-item>
              <text:p text:style-name="P9">”As a” bruger, ”I want to” indbetale penge på kortet, ”so that” forsætte med at rejse.</text:p>
              <text:list text:continue-numbering="true">
                <text:list-item>
                  <text:p text:style-name="P10">Overførsel af penge til rejsekort, mock-up, validation, repository, view.</text:p>
                </text:list-item>
              </text:list>
            </text:list-item>
          </text:list>
        </text:list-item>
        <text:list-item>
          <text:p text:style-name="P11">Bruger og administrator rolle (ID: 9, vurdering: 13, prioritet: 1)</text:p>
          <text:list text:continue-numbering="true">
            <text:list-item>
              <text:p text:style-name="P12">”As a” administrator, ”i want to” have andre rettigheder og muligheder i systemet end brugere, ”so that” så man kan styre systemet som administrator.</text:p>
              <text:list text:continue-numbering="true">
                <text:list-item>
                  <text:p text:style-name="P13">Opret DB til roller, lav et<text:s/>library<text:s/>så roller kan bruges som service attributer, opret userrepository.</text:p>
                </text:list-item>
              </text:list>
            </text:list-item>
          </text:list>
        </text:list-item>
        <text:list-item>
          <text:p text:style-name="P14">Graf-service (ID: 14, vurdering: 40, prioritet: 4)</text:p>
          <text:list text:continue-numbering="true">
            <text:list-item>
              <text:p text:style-name="P15">”As a” administrator, ”i want to” se hvilke stoppesteder, der hører til hvilken zone, ”so that” man kan beregne rejserne korrekt.</text:p>
              <text:list text:continue-numbering="true">
                <text:list-item>
                  <text:p text:style-name="P16">JSON skal trækkes ud og behandles til brugbar data som kan bruges i DB, metode til at håndtere graf, analyse af service passer det ind? Evt. fejl &amp; mangler osv.</text:p>
                </text:list-item>
              </text:list>
            </text:list-item>
          </text:list>
        </text:list-item>
      </text:list>
      <text:h text:style-name="Heading2" text:outline-level="2">Sprint 2</text:h>
      <text:list text:style-name="LFO2" text:continue-numbering="true">
        <text:list-item>
          <text:p text:style-name="P17">Rejseoversigt (ID: 4, vurdering: 3, prioritet: 10)</text:p>
          <text:list text:continue-numbering="true">
            <text:list-item>
              <text:p text:style-name="P18">”As a” bruger, ”i want to” se mine tidligere rejser, ”so that” jeg kan afstemme mine udgifter.</text:p>
            </text:list-item>
          </text:list>
        </text:list-item>
        <text:list-item>
          <text:p text:style-name="P19">Arduino / Raspberry (ID: 2.1, vurdering: 5, prioritet: 11)</text:p>
          <text:list text:continue-numbering="true">
            <text:list-item>
              <text:p text:style-name="P20">”As a” arduino / raspberry, ”i want to” kunne sende data til systemets API, ”so that” jeg kan sende data omkring tjek ind/ud.</text:p>
            </text:list-item>
          </text:list>
        </text:list-item>
        <text:list-item>
          <text:p text:style-name="P21">API kommunikation (ID: 2.2, vurdering: 8, prioritet: 10)</text:p>
          <text:list text:continue-numbering="true">
            <text:list-item>
              <text:p text:style-name="P22">”As a” API, ”i want to” modtage data fra arduino via msgpack, ”so that” tjek ind/ud bliver registreret.</text:p>
            </text:list-item>
          </text:list>
        </text:list-item>
        <text:list-item>
          <text:p text:style-name="P23">API – Graf-service (ID: 2.3, vurdering: 20, prioritet: 12)</text:p>
          <text:list text:continue-numbering="true">
            <text:list-item>
              <text:p text:style-name="P24">”As a” API, ”i want to” bruge graf-service til at beregne prisen for en rejse, ”so that” vi kan trække penge fra folks saldo.</text:p>
            </text:list-item>
          </text:list>
        </text:list-item>
        <text:list-item>
          <text:p text:style-name="P25">SPIKE (ID: 2.4, vurdering: 13, prioritet: 1)</text:p>
          <text:list text:continue-numbering="true">
            <text:list-item>
              <text:p text:style-name="P26">”As a” arduino, ”i want to” undersøge hvordan man får net forbindelse på den, ”so that” den kan kommunikere.</text:p>
            </text:list-item>
          </text:list>
        </text:list-item>
        <text:list-item>
          <text:p text:style-name="P27">SPIKE (ID: 2.5, vurdering: 13, prioritet: 2)</text:p>
          <text:list text:continue-numbering="true">
            <text:list-item>
              <text:p text:style-name="P28">”As a” klient/server opretholde forbindelse mellem enheder, ”i want to” undersøge modtagelsen af data og status, ”so that” den kan kommunikere.</text:p>
            </text:list-item>
          </text:list>
        </text:list-item>
      </text:list>
      <text:soft-page-break/>
      <text:h text:style-name="Heading2" text:outline-level="2">Sprint 3</text:h>
      <text:list text:style-name="LFO3" text:continue-numbering="true">
        <text:list-item>
          <text:p text:style-name="P29">For lidt penge på kort (ID: 5, vurdering: 13, prioritet: 9)</text:p>
          <text:list text:continue-numbering="true">
            <text:list-item>
              <text:p text:style-name="P30">”As a” bruger, ”i want to” vide hvornår jeg skal indbetale penge på kortet, ”so that” jeg ikke kan komme til at løbe tør</text:p>
              <text:list text:continue-numbering="true">
                <text:list-item>
                  <text:p text:style-name="P31">Find passende lyde til fejl meddelelser, evt. nuværende lyde fra rejsekortet, callback fra API til arduino, muligvis via http status kode.</text:p>
                </text:list-item>
              </text:list>
            </text:list-item>
          </text:list>
        </text:list-item>
        <text:list-item>
          <text:p text:style-name="P32">Håndtering af rejsetransaktioner (ID: 10, vurdering: 20, prioritet: 8)</text:p>
          <text:list text:continue-numbering="true">
            <text:list-item>
              <text:p text:style-name="P33">”As a” bruger, ”i want to” se min saldo og stole på at en er korrekt udregnet, ”so that” jeg har tillid til systemet.</text:p>
              <text:list text:continue-numbering="true">
                <text:list-item>
                  <text:p text:style-name="P34">Prisberegning af rejser, det skal korrekt…</text:p>
                </text:list-item>
              </text:list>
            </text:list-item>
          </text:list>
        </text:list-item>
        <text:list-item>
          <text:p text:style-name="P35">Forsat rejse (ID: 11, vurdering: 40 prioritet: 7)</text:p>
          <text:list text:continue-numbering="true">
            <text:list-item>
              <text:p text:style-name="P36">”As a” bruger, ”i want to” betale det rigtige beløb ved en sammensat rejse, ”so that” jeg ikke betaler for meget eller lidt.</text:p>
              <text:list text:continue-numbering="true">
                <text:list-item>
                  <text:p text:style-name="P37">Forsat rejse, merging af forskudte entries, sammen kobling med graf-service.</text:p>
                </text:list-item>
              </text:list>
            </text:list-item>
          </text:list>
        </text:list-item>
      </text:list>
      <text:h text:style-name="Heading2" text:outline-level="2">Sprint 4</text:h>
      <text:list text:style-name="LFO5" text:continue-numbering="true">
        <text:list-item>
          <text:p text:style-name="P38">Se bruger oplysninger (ID: 7, vurdering: 5, prioritet: 11)</text:p>
          <text:list text:continue-numbering="true">
            <text:list-item>
              <text:p text:style-name="P39">”As a” admin, ”i want to” se en brugers oplysninger omkring rejser og indbetalinger, ”so that” jeg kan hjælpe hvis brugeren for problemer.</text:p>
            </text:list-item>
          </text:list>
        </text:list-item>
        <text:list-item>
          <text:p text:style-name="P40">Slette kort (ID: 8, vurdering: 1, prioritet: 12)</text:p>
          <text:list text:continue-numbering="true">
            <text:list-item>
              <text:p text:style-name="P41">”As a” administrator, ”i want to” gøre kort inaktive, hvis der er mistanke om misbrug, ”so that” ingen snyder systemet.</text:p>
            </text:list-item>
          </text:list>
        </text:list-item>
        <text:list-item>
          <text:p text:style-name="P42">Buffer i tilfælde af manglende netværk (ID: 12, vurdering: 20, prioritet: 13)</text:p>
          <text:list text:continue-numbering="true">
            <text:list-item>
              <text:p text:style-name="P43">”As a” administrator, ”i want to” gemme rejsetransaktioner hvis bussen ikke kan sende til serveren, ”so that” der ikke går data tabt.</text:p>
            </text:list-item>
          </text:list>
        </text:list-item>
      </text:list>
      <text:h text:style-name="Heading2" text:outline-level="2">Udgåede<text:s/></text:h>
      <text:list text:style-name="LFO6" text:continue-numbering="true">
        <text:list-item>
          <text:p text:style-name="P44">Tjek ind og ud på rejse (ID: 2, vurdering: 100, prioritet: 6)</text:p>
          <text:list text:continue-numbering="true">
            <text:list-item>
              <text:p text:style-name="P45">”As a” bruger, ”i want to” tjekke ind og ud på en rejse med rejsekortet, ”so that” for en nem og billig rejse.</text:p>
              <text:list text:continue-numbering="true">
                <text:list-item>
                  <text:p text:style-name="P46">Backend API, repository, msgpack integration, tjeck-ind (kort nummer, holdeplads id, datetime, data type) tjek-ud (kort nummer, holdeplads id, datetime, data type), frontend access, msgpack integration, tjek-ind (buffer), tjek-ud (recovery interval, buffer).</text:p>
                </text:list-item>
              </text:list>
            </text:list-item>
          </text:list>
        </text:list-item>
        <text:list-item>
          <text:p text:style-name="P47">Opret rejse (ID: 13, vurdering: ukendt, prioritet &lt; 9999)</text:p>
          <text:list text:continue-numbering="true">
            <text:list-item>
              <text:p text:style-name="P48">”As a” bruger, ”i want to” tjekke ind og oprette en rejse, ”so that” jeg kan rejse ved hjælp fra systemet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ds Nielsen</meta:initial-creator>
    <dc:creator>Mads Nielsen</dc:creator>
    <meta:creation-date>2013-12-22T19:55:00Z</meta:creation-date>
    <dc:date>2013-12-22T20:40:00Z</dc:date>
    <meta:template xlink:href="Normal" xlink:type="simple"/>
    <meta:editing-cycles>1</meta:editing-cycles>
    <meta:editing-duration>PT2700S</meta:editing-duration>
    <meta:document-statistic meta:page-count="2" meta:paragraph-count="8" meta:word-count="627" meta:character-count="4450" meta:row-count="31" meta:non-whitespace-character-count="3831"/>
  </office:meta>
</office:document-meta>
</file>